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d06ce" officeooo:paragraph-rsid="000d06c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43_Angular</text:h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Tejera Santana</text:p>
      <text:p text:style-name="P3">Adoney</text:p>
      <text:p text:style-name="P2"><text:soft-page-break/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9:46:18.618000000</meta:creation-date>
    <dc:date>2024-11-19T19:47:25.073000000</dc:date>
    <meta:editing-duration>PT1M6S</meta:editing-duration>
    <meta:editing-cycles>1</meta:editing-cycles>
    <meta:document-statistic meta:table-count="0" meta:image-count="0" meta:object-count="0" meta:page-count="2" meta:paragraph-count="3" meta:word-count="4" meta:character-count="33" meta:non-whitespace-character-count="32"/>
    <meta:generator>LibreOffice/24.8.2.1$Windows_X86_64 LibreOffice_project/0f794b6e29741098670a3b95d60478a65d05ef13</meta:generator>
  </office:meta>
</office:document-meta>
</file>